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Georgia" svg:font-family="Georgia"/>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02cm" fo:margin-left="0cm" table:align="left" style:writing-mode="lr-tb"/>
    </style:style>
    <style:style style:name="Table1.A" style:family="table-column">
      <style:table-column-properties style:column-width="1.693cm"/>
    </style:style>
    <style:style style:name="Table1.B" style:family="table-column">
      <style:table-column-properties style:column-width="0.767cm"/>
    </style:style>
    <style:style style:name="Table1.C" style:family="table-column">
      <style:table-column-properties style:column-width="0.714cm"/>
    </style:style>
    <style:style style:name="Table1.D" style:family="table-column">
      <style:table-column-properties style:column-width="1.064cm"/>
    </style:style>
    <style:style style:name="Table1.A1" style:family="table-cell">
      <style:table-cell-properties style:vertical-align="top" fo:padding="0.176cm" fo:border="1pt solid #000000"/>
    </style:style>
    <style:style style:name="Table1.B3" style:family="table-cell">
      <style:table-cell-properties style:vertical-align="top" fo:background-color="#00ff00" fo:padding="0.176cm" fo:border="1pt solid #000000">
        <style:background-image/>
      </style:table-cell-properties>
    </style:style>
    <style:style style:name="P1" style:family="paragraph" style:parent-style-name="Standard">
      <style:paragraph-properties fo:margin-left="0cm" fo:margin-right="0cm" fo:margin-top="0cm" fo:margin-bottom="0cm" loext:contextual-spacing="false" fo:line-height="100%" fo:text-align="center" style:justify-single-word="false" fo:text-indent="0cm" style:auto-text-indent="false" fo:break-before="auto" fo:break-after="auto" style:writing-mode="lr-tb">
        <style:tab-stops>
          <style:tab-stop style:position="7.938cm" style:type="center"/>
        </style:tab-stops>
      </style:paragraph-properties>
    </style:style>
    <style:style style:name="P2" style:family="paragraph" style:parent-style-name="Standard">
      <style:paragraph-properties fo:margin-left="0cm" fo:margin-right="0cm" fo:margin-top="0cm" fo:margin-bottom="0cm" loext:contextual-spacing="false" fo:line-height="150%" fo:text-indent="0cm" style:auto-text-indent="false" fo:break-before="auto" fo:break-after="auto" style:writing-mode="lr-tb">
        <style:tab-stops>
          <style:tab-stop style:position="15.753cm" style:type="right"/>
        </style:tab-stops>
      </style:paragraph-properties>
    </style:style>
    <style:style style:name="P3" style:family="paragraph" style:parent-style-name="Standard">
      <style:paragraph-properties fo:margin-left="0cm" fo:margin-right="0cm" fo:margin-top="0cm" fo:margin-bottom="0cm" loext:contextual-spacing="false" fo:line-height="125%" fo:text-align="justify" style:justify-single-word="false" fo:text-indent="0cm" style:auto-text-indent="false" fo:break-before="auto" fo:break-after="auto" style:writing-mode="lr-tb"/>
      <style:text-properties style:font-name="Arial" fo:font-size="10pt" style:font-name-asian="Arial" style:font-size-asian="10pt" style:font-name-complex="Arial" style:font-size-complex="10pt"/>
    </style:style>
    <style:style style:name="P4" style:family="paragraph" style:parent-style-name="Standard">
      <style:paragraph-properties fo:margin-left="0cm" fo:margin-right="0cm" fo:margin-top="0cm" fo:margin-bottom="0cm" loext:contextual-spacing="false" fo:line-height="125%" fo:text-align="justify" style:justify-single-word="false" fo:text-indent="0cm" style:auto-text-indent="false" fo:break-before="auto" fo:break-after="auto" style:writing-mode="lr-tb"/>
    </style:style>
    <style:style style:name="P5" style:family="paragraph" style:parent-style-name="Standard">
      <style:paragraph-properties fo:margin-left="0cm" fo:margin-right="0cm" fo:margin-top="0cm" fo:margin-bottom="0.212cm" loext:contextual-spacing="false" fo:line-height="100%" fo:text-indent="0cm" style:auto-text-indent="false" fo:break-before="auto" fo:break-after="auto" style:writing-mode="lr-tb">
        <style:tab-stops>
          <style:tab-stop style:position="7.5cm" style:type="center"/>
          <style:tab-stop style:position="15cm" style:type="right"/>
        </style:tab-stops>
      </style:paragraph-properties>
    </style:style>
    <style:style style:name="P6" style:family="paragraph" style:parent-style-name="Standard">
      <style:paragraph-properties fo:margin-left="0cm" fo:margin-right="0cm" fo:line-height="125%" fo:text-indent="0cm" style:auto-text-indent="false" fo:break-before="auto" fo:break-after="auto" style:writing-mode="lr-tb"/>
      <style:text-properties style:font-name="Arial" fo:font-size="10pt" style:font-name-asian="Arial" style:font-size-asian="10pt" style:font-name-complex="Arial" style:font-size-complex="10pt"/>
    </style:style>
    <style:style style:name="P7" style:family="paragraph" style:parent-style-name="Standard">
      <style:paragraph-properties fo:margin-left="0.63cm" fo:margin-right="0cm" fo:margin-top="0cm" fo:margin-bottom="0cm" loext:contextual-spacing="false" fo:line-height="100%" fo:text-indent="0cm" style:auto-text-indent="false" fo:break-before="auto" fo:break-after="auto" style:writing-mode="lr-tb"/>
    </style:style>
    <style:style style:name="P8" style:family="paragraph" style:parent-style-name="Standard">
      <style:paragraph-properties fo:margin-left="0.63cm" fo:margin-right="0cm" fo:margin-top="0cm" fo:margin-bottom="0cm" loext:contextual-spacing="false" fo:line-height="100%" fo:text-indent="0cm" style:auto-text-indent="false" fo:break-before="auto" fo:break-after="auto" style:writing-mode="lr-tb">
        <style:tab-stops>
          <style:tab-stop style:position="6.87cm" style:type="center"/>
          <style:tab-stop style:position="14.37cm" style:type="right"/>
        </style:tab-stops>
      </style:paragraph-properties>
    </style:style>
    <style:style style:name="P9" style:family="paragraph" style:parent-style-name="Standard">
      <style:paragraph-properties fo:margin-left="1.251cm" fo:margin-right="0cm" fo:line-height="125%" fo:text-align="justify" style:justify-single-word="false" fo:text-indent="-0.75cm" style:auto-text-indent="false" fo:break-before="auto" fo:break-after="auto" style:writing-mode="lr-tb">
        <style:tab-stops>
          <style:tab-stop style:position="0cm"/>
        </style:tab-stops>
      </style:paragraph-properties>
    </style:style>
    <style:style style:name="P10" style:family="paragraph" style:parent-style-name="Standard">
      <style:paragraph-properties fo:margin-left="1.251cm" fo:margin-right="0cm" fo:margin-top="0.212cm" fo:margin-bottom="0cm" loext:contextual-spacing="false" fo:line-height="125%" fo:text-align="justify" style:justify-single-word="false" fo:text-indent="-0.75cm" style:auto-text-indent="false" fo:break-before="auto" fo:break-after="auto" style:writing-mode="lr-tb">
        <style:tab-stops>
          <style:tab-stop style:position="0cm"/>
        </style:tab-stops>
      </style:paragraph-properties>
    </style:style>
    <style:style style:name="P11" style:family="paragraph" style:parent-style-name="Standard">
      <style:paragraph-properties fo:line-height="100%" fo:text-align="justify" style:justify-single-word="false" fo:break-before="auto" fo:break-after="auto" style:writing-mode="lr-tb"/>
      <style:text-properties fo:color="#000000" style:font-name="Arial" fo:font-size="10pt" style:font-name-asian="Arial" style:font-size-asian="10pt" style:font-name-complex="Arial" style:font-size-complex="10pt"/>
    </style:style>
    <style:style style:name="P12" style:family="paragraph" style:parent-style-name="Standard">
      <style:paragraph-properties fo:line-height="100%" fo:break-before="auto" fo:break-after="auto" style:writing-mode="lr-tb"/>
      <style:text-properties style:font-name="Arial" fo:font-size="10pt" style:font-name-asian="Arial" style:font-size-asian="10pt" style:font-name-complex="Arial" style:font-size-complex="10pt"/>
    </style:style>
    <style:style style:name="P13" style:family="paragraph" style:parent-style-name="Standard">
      <style:paragraph-properties fo:line-height="125%" fo:break-before="auto" fo:break-after="auto" style:writing-mode="lr-tb"/>
      <style:text-properties style:font-name="Arial" fo:font-size="10pt" style:font-name-asian="Arial" style:font-size-asian="10pt" style:font-name-complex="Arial" style:font-size-complex="10pt"/>
    </style:style>
    <style:style style:name="P14" style:family="paragraph" style:parent-style-name="Standard">
      <style:paragraph-properties fo:line-height="125%" fo:break-before="auto" fo:break-after="auto" style:writing-mode="lr-tb"/>
    </style:style>
    <style:style style:name="P15" style:family="paragraph" style:parent-style-name="Standard">
      <style:paragraph-properties fo:margin-left="0.49cm" fo:margin-right="0cm" fo:margin-top="0cm" fo:margin-bottom="0cm" loext:contextual-spacing="false" fo:line-height="100%" fo:text-align="justify" style:justify-single-word="false" fo:text-indent="0cm" style:auto-text-indent="false" fo:break-before="auto" fo:break-after="auto" style:writing-mode="lr-tb"/>
      <style:text-properties style:font-name="Arial" fo:font-size="10pt" fo:font-weight="normal" style:font-name-asian="Arial" style:font-size-asian="10pt" style:font-weight-asian="normal" style:font-name-complex="Arial" style:font-size-complex="10pt" style:font-weight-complex="normal"/>
    </style:style>
    <style:style style:name="P16" style:family="paragraph" style:parent-style-name="Standard">
      <style:paragraph-properties fo:margin-left="1.251cm" fo:margin-right="0cm" fo:margin-top="0cm" fo:margin-bottom="0cm" loext:contextual-spacing="false" fo:line-height="125%" fo:text-align="justify" style:justify-single-word="false" fo:text-indent="0cm" style:auto-text-indent="false" fo:break-before="auto" fo:break-after="auto" style:writing-mode="lr-tb">
        <style:tab-stops>
          <style:tab-stop style:position="0.501cm"/>
        </style:tab-stops>
      </style:paragraph-properties>
    </style:style>
    <style:style style:name="P17" style:family="paragraph" style:parent-style-name="Standard">
      <style:paragraph-properties fo:margin-left="1.251cm" fo:margin-right="0cm" fo:line-height="125%" fo:text-align="justify" style:justify-single-word="false" fo:text-indent="0cm" style:auto-text-indent="false" fo:break-before="auto" fo:break-after="auto" style:writing-mode="lr-tb">
        <style:tab-stops>
          <style:tab-stop style:position="0.501cm"/>
        </style:tab-stops>
      </style:paragraph-properties>
    </style:style>
    <style:style style:name="P18" style:family="paragraph" style:parent-style-name="Standard">
      <style:paragraph-properties fo:margin-left="1.251cm" fo:margin-right="0cm" fo:line-height="125%" fo:text-align="justify" style:justify-single-word="false" fo:text-indent="0cm" style:auto-text-indent="false" fo:break-before="auto" fo:break-after="auto" style:writing-mode="lr-tb">
        <style:tab-stops>
          <style:tab-stop style:position="0cm"/>
        </style:tab-stops>
      </style:paragraph-properties>
    </style:style>
    <style:style style:name="P19" style:family="paragraph" style:parent-style-name="Standard">
      <style:paragraph-properties fo:margin-left="1.251cm" fo:margin-right="0cm" fo:line-height="125%" fo:text-indent="0cm" style:auto-text-indent="false" fo:break-before="auto" fo:break-after="auto" style:writing-mode="lr-tb">
        <style:tab-stops>
          <style:tab-stop style:position="0cm"/>
        </style:tab-stops>
      </style:paragraph-properties>
    </style:style>
    <style:style style:name="P20" style:family="paragraph" style:parent-style-name="Standard">
      <style:paragraph-properties fo:margin-left="0.494cm" fo:margin-right="0cm" fo:margin-top="0cm" fo:margin-bottom="0cm" loext:contextual-spacing="false" fo:line-height="125%" fo:text-align="justify" style:justify-single-word="false" fo:text-indent="0cm" style:auto-text-indent="false" fo:break-before="auto" fo:break-after="auto" style:writing-mode="lr-tb"/>
    </style:style>
    <style:style style:name="P21" style:family="paragraph" style:parent-style-name="Standard">
      <style:paragraph-properties fo:margin-left="0.494cm" fo:margin-right="0cm" fo:margin-top="0cm" fo:margin-bottom="0cm" loext:contextual-spacing="false" fo:line-height="125%" fo:text-align="justify" style:justify-single-word="false" fo:text-indent="0cm" style:auto-text-indent="false" fo:break-before="auto" fo:break-after="auto" style:writing-mode="lr-tb"/>
      <style:text-properties style:font-name="Arial" fo:font-size="10pt" style:font-name-asian="Arial" style:font-size-asian="10pt" style:font-name-complex="Arial" style:font-size-complex="10pt"/>
    </style:style>
    <style:style style:name="P22" style:family="paragraph" style:parent-style-name="Standard">
      <style:paragraph-properties fo:margin-left="0.494cm" fo:margin-right="0cm" fo:margin-top="0cm" fo:margin-bottom="0cm" loext:contextual-spacing="false" fo:line-height="125%" fo:text-align="justify" style:justify-single-word="false" fo:text-indent="0cm" style:auto-text-indent="false" fo:break-before="auto" fo:break-after="auto" style:writing-mode="lr-tb"/>
      <style:text-properties style:font-name="Arial" fo:font-size="10pt" fo:font-weight="normal" style:font-name-asian="Arial" style:font-size-asian="10pt" style:font-weight-asian="normal" style:font-name-complex="Arial" style:font-size-complex="10pt" style:font-weight-complex="normal"/>
    </style:style>
    <style:style style:name="P23" style:family="paragraph" style:parent-style-name="Standard">
      <style:paragraph-properties fo:margin-left="0.494cm" fo:margin-right="0cm" fo:margin-top="0cm" fo:margin-bottom="0cm" loext:contextual-spacing="false" fo:line-height="125%" fo:text-align="justify" style:justify-single-word="false" fo:text-indent="0cm" style:auto-text-indent="false" fo:break-before="auto" fo:break-after="auto" style:writing-mode="lr-tb"/>
      <style:text-properties fo:color="#000000" style:font-name="Arial" fo:font-size="10pt" fo:font-weight="normal" style:font-name-asian="Arial" style:font-size-asian="10pt" style:font-weight-asian="normal" style:font-name-complex="Arial" style:font-size-complex="10pt" style:font-weight-complex="normal"/>
    </style:style>
    <style:style style:name="P24" style:family="paragraph" style:parent-style-name="Standard">
      <style:paragraph-properties fo:margin-left="0.494cm" fo:margin-right="0cm" fo:line-height="125%" fo:text-align="justify" style:justify-single-word="false" fo:text-indent="0cm" style:auto-text-indent="false" fo:break-before="auto" fo:break-after="auto" style:writing-mode="lr-tb"/>
      <style:text-properties style:font-name="Arial" fo:font-size="10pt" style:font-name-asian="Arial" style:font-size-asian="10pt" style:font-name-complex="Arial" style:font-size-complex="10pt"/>
    </style:style>
    <style:style style:name="P25" style:family="paragraph" style:parent-style-name="Standard">
      <style:paragraph-properties fo:margin-left="1.251cm" fo:margin-right="0cm" fo:margin-top="0cm" fo:margin-bottom="0cm" loext:contextual-spacing="false" fo:line-height="125%" fo:text-align="justify" style:justify-single-word="false" fo:text-indent="-0.757cm" style:auto-text-indent="false" fo:break-before="auto" fo:break-after="auto" style:writing-mode="lr-tb"/>
    </style:style>
    <style:style style:name="P26" style:family="paragraph" style:parent-style-name="Standard">
      <style:paragraph-properties fo:margin-left="1.764cm" fo:margin-right="0cm" fo:margin-top="0cm" fo:margin-bottom="0cm" loext:contextual-spacing="false" fo:line-height="125%" fo:text-align="justify" style:justify-single-word="false" fo:text-indent="0cm" style:auto-text-indent="false" fo:break-before="auto" fo:break-after="auto" style:writing-mode="lr-tb"/>
      <style:text-properties style:font-name="Arial" fo:font-size="10pt" fo:font-weight="normal" style:font-name-asian="Arial" style:font-size-asian="10pt" style:font-weight-asian="normal" style:font-name-complex="Arial" style:font-size-complex="10pt" style:font-weight-complex="normal"/>
    </style:style>
    <style:style style:name="P27"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style>
    <style:style style:name="P28" style:family="paragraph" style:parent-style-name="Standard">
      <style:paragraph-properties fo:margin-left="1.145cm" fo:margin-right="0cm" fo:line-height="125%" fo:text-align="justify" style:justify-single-word="false" fo:text-indent="0.619cm" style:auto-text-indent="false" fo:break-before="auto" fo:break-after="auto" style:writing-mode="lr-tb">
        <style:tab-stops>
          <style:tab-stop style:position="0.607cm"/>
          <style:tab-stop style:position="2.607cm"/>
          <style:tab-stop style:position="4.607cm"/>
          <style:tab-stop style:position="6.608cm"/>
        </style:tab-stops>
      </style:paragraph-properties>
    </style:style>
    <style:style style:name="P29" style:family="paragraph" style:parent-style-name="Standard">
      <style:paragraph-properties fo:margin-left="1.145cm" fo:margin-right="0cm" fo:line-height="125%" fo:text-align="justify" style:justify-single-word="false" fo:text-indent="0.619cm" style:auto-text-indent="false" fo:break-before="auto" fo:break-after="auto" style:writing-mode="lr-tb"/>
      <style:text-properties style:font-name="Arial" fo:font-size="10pt" style:font-name-asian="Arial" style:font-size-asian="10pt" style:font-name-complex="Arial" style:font-size-complex="10pt"/>
    </style:style>
    <style:style style:name="P30" style:family="paragraph" style:parent-style-name="Standard">
      <style:paragraph-properties fo:margin-left="0.501cm" fo:margin-right="0cm" fo:line-height="125%" fo:text-align="justify" style:justify-single-word="false" fo:text-indent="0cm" style:auto-text-indent="false" fo:break-before="auto" fo:break-after="auto" style:writing-mode="lr-tb">
        <style:tab-stops>
          <style:tab-stop style:position="0cm"/>
        </style:tab-stops>
      </style:paragraph-properties>
    </style:style>
    <style:style style:name="P31" style:family="paragraph" style:parent-style-name="Standard">
      <style:paragraph-properties fo:margin-left="1cm" fo:margin-right="0cm" fo:line-height="125%" fo:text-indent="-0.499cm" style:auto-text-indent="false" fo:break-before="auto" fo:break-after="auto" style:writing-mode="lr-tb"/>
    </style:style>
    <style:style style:name="P32" style:family="paragraph" style:parent-style-name="Standard">
      <style:paragraph-properties fo:margin-left="1cm" fo:margin-right="0cm" fo:line-height="125%" fo:text-align="justify" style:justify-single-word="false" fo:text-indent="-0.499cm" style:auto-text-indent="false" fo:break-before="auto" fo:break-after="auto" style:writing-mode="lr-tb">
        <style:tab-stops>
          <style:tab-stop style:position="0cm"/>
        </style:tab-stops>
      </style:paragraph-properties>
    </style:style>
    <style:style style:name="P33" style:family="paragraph" style:parent-style-name="Standard">
      <style:paragraph-properties fo:margin-left="1.998cm" fo:margin-right="0cm" fo:line-height="125%" fo:text-align="justify" style:justify-single-word="false" fo:text-indent="-0.75cm" style:auto-text-indent="false" fo:break-before="auto" fo:break-after="auto" style:writing-mode="lr-tb">
        <style:tab-stops>
          <style:tab-stop style:position="-0.748cm"/>
        </style:tab-stops>
      </style:paragraph-properties>
      <style:text-properties fo:color="#000000" style:font-name="Arial" fo:font-size="10pt" style:font-name-asian="Arial" style:font-size-asian="10pt" style:font-name-complex="Arial" style:font-size-complex="10pt"/>
    </style:style>
    <style:style style:name="P34" style:family="paragraph" style:parent-style-name="Standard">
      <style:paragraph-properties fo:margin-left="1.27cm" fo:margin-right="0cm" fo:margin-top="0cm" fo:margin-bottom="0cm" loext:contextual-spacing="false" fo:line-height="125%" fo:text-indent="0cm" style:auto-text-indent="false" fo:break-before="auto" fo:break-after="auto" style:writing-mode="lr-tb"/>
    </style:style>
    <style:style style:name="P35" style:family="paragraph" style:parent-style-name="Standard">
      <style:paragraph-properties fo:margin-left="1.27cm" fo:margin-right="0cm" fo:margin-top="0cm" fo:margin-bottom="0cm" loext:contextual-spacing="false" fo:line-height="125%" fo:text-align="justify" style:justify-single-word="false" fo:text-indent="0cm" style:auto-text-indent="false" fo:break-before="auto" fo:break-after="auto" style:writing-mode="lr-tb"/>
      <style:text-properties style:font-name="Arial" fo:font-size="10pt" style:font-name-asian="Arial" style:font-size-asian="10pt" style:font-name-complex="Arial" style:font-size-complex="10pt"/>
    </style:style>
    <style:style style:name="P36" style:family="paragraph" style:parent-style-name="Standard">
      <style:paragraph-properties fo:margin-left="1.27cm" fo:margin-right="0cm" fo:margin-top="0cm" fo:margin-bottom="0cm" loext:contextual-spacing="false" fo:line-height="125%" fo:text-align="justify" style:justify-single-word="false" fo:text-indent="0cm" style:auto-text-indent="false" fo:break-before="page" style:writing-mode="lr-tb"/>
      <style:text-properties style:font-name="Arial" fo:font-size="10pt" style:font-name-asian="Arial" style:font-size-asian="10pt" style:font-name-complex="Arial" style:font-size-complex="10pt"/>
    </style:style>
    <style:style style:name="P37" style:family="paragraph" style:parent-style-name="Standard" style:master-page-name="Standard">
      <style:paragraph-properties fo:margin-left="0cm" fo:margin-right="0cm" fo:margin-top="1.251cm" fo:margin-bottom="0cm" loext:contextual-spacing="false" fo:line-height="100%" fo:text-align="center" style:justify-single-word="false" fo:text-indent="0cm" style:auto-text-indent="false" style:page-number="auto" fo:break-before="auto" fo:break-after="auto" style:writing-mode="lr-tb">
        <style:tab-stops>
          <style:tab-stop style:position="7.938cm" style:type="center"/>
          <style:tab-stop style:position="15.875cm" style:type="right"/>
        </style:tab-stops>
      </style:paragraph-properties>
    </style:style>
    <style:style style:name="P38" style:family="paragraph" style:parent-style-name="Standard">
      <style:paragraph-properties fo:margin-left="0cm" fo:margin-right="0cm" fo:margin-top="0cm" fo:margin-bottom="0cm" loext:contextual-spacing="false" fo:line-height="100%" fo:text-indent="0cm" style:auto-text-indent="false" fo:break-before="auto" fo:break-after="auto" style:writing-mode="lr-tb">
        <style:tab-stops>
          <style:tab-stop style:position="7.5cm" style:type="center"/>
          <style:tab-stop style:position="15cm" style:type="right"/>
        </style:tab-stops>
      </style:paragraph-properties>
      <style:text-properties style:font-name="Tahoma" fo:font-size="8pt" fo:font-weight="bold" style:font-name-asian="Tahoma" style:font-size-asian="8pt" style:font-weight-asian="bold" style:font-name-complex="Tahoma" style:font-size-complex="8pt" style:font-weight-complex="bold"/>
    </style:style>
    <style:style style:name="P39" style:family="paragraph" style:parent-style-name="Standard" style:list-style-name="LS1">
      <style:paragraph-properties fo:margin-top="0cm" fo:margin-bottom="0cm" loext:contextual-spacing="false" fo:line-height="125%" fo:text-align="justify" style:justify-single-word="false" fo:break-before="auto" fo:break-after="auto" style:writing-mode="lr-tb"/>
    </style:style>
    <style:style style:name="P40" style:family="paragraph" style:parent-style-name="Standard" style:list-style-name="LS2">
      <style:paragraph-properties fo:margin-top="0cm" fo:margin-bottom="0cm" loext:contextual-spacing="false" fo:line-height="125%" fo:text-align="justify" style:justify-single-word="false" fo:break-before="auto" fo:break-after="auto" style:writing-mode="lr-tb"/>
    </style:style>
    <style:style style:name="P41" style:family="paragraph" style:parent-style-name="Standard" style:list-style-name="LS1" style:master-page-name="Standard">
      <style:paragraph-properties fo:margin-top="0cm" fo:margin-bottom="0cm" loext:contextual-spacing="false" fo:line-height="125%" fo:text-align="justify" style:justify-single-word="false" style:page-number="auto" fo:break-before="auto" fo:break-after="auto" style:writing-mode="lr-tb"/>
    </style:style>
    <style:style style:name="P42" style:family="paragraph" style:parent-style-name="Standard">
      <style:paragraph-properties fo:margin-left="1.27cm" fo:margin-right="0cm" fo:margin-top="0cm" fo:margin-bottom="0cm" loext:contextual-spacing="false" fo:line-height="125%" fo:text-indent="0cm" style:auto-text-indent="false" fo:break-before="auto" fo:break-after="auto" style:writing-mode="lr-tb"/>
      <style:text-properties style:font-name="Arial" fo:font-size="10pt" fo:font-weight="normal" style:font-name-asian="Arial" style:font-size-asian="10pt" style:font-weight-asian="normal" style:font-name-complex="Arial" style:font-size-complex="10pt" style:font-weight-complex="normal"/>
    </style:style>
    <style:style style:name="P43"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44" style:family="paragraph">
      <style:paragraph-properties fo:margin-left="0cm" fo:margin-right="0cm" fo:margin-top="0cm" fo:margin-bottom="0cm" fo:line-height="100%" fo:text-align="start" fo:text-indent="0cm" style:writing-mode="lr-tb"/>
    </style:style>
    <style:style style:name="T1" style:family="text">
      <style:text-properties style:font-name="Tahoma" fo:font-size="11pt" style:text-underline-style="solid" style:text-underline-width="auto" style:text-underline-color="font-color" fo:font-weight="bold" style:font-name-asian="Tahoma" style:font-size-asian="11pt" style:font-weight-asian="bold" style:font-name-complex="Tahoma" style:font-size-complex="11pt" style:font-weight-complex="bold"/>
    </style:style>
    <style:style style:name="T2" style:family="text">
      <style:text-properties style:font-name="Tahoma" fo:font-size="11pt" fo:font-weight="bold" style:font-name-asian="Tahoma" style:font-size-asian="11pt" style:font-weight-asian="bold" style:font-name-complex="Tahoma" style:font-size-complex="11pt" style:font-weight-complex="bold"/>
    </style:style>
    <style:style style:name="T3" style:family="text">
      <style:text-properties fo:color="#000000" style:font-name="Arial" fo:font-size="10pt" fo:font-weight="normal" style:font-name-asian="Arial" style:font-size-asian="10pt" style:font-weight-asian="normal" style:font-name-complex="Arial" style:font-size-complex="10pt" style:font-weight-complex="normal"/>
    </style:style>
    <style:style style:name="T4" style:family="text">
      <style:text-properties fo:color="#000000" style:font-name="Arial" fo:font-size="10pt" fo:font-weight="normal" fo:background-color="#ffff00" loext:char-shading-value="0" style:font-name-asian="Arial" style:font-size-asian="10pt" style:font-weight-asian="normal" style:font-name-complex="Arial" style:font-size-complex="10pt" style:font-weight-complex="normal"/>
    </style:style>
    <style:style style:name="T5" style:family="text">
      <style:text-properties fo:color="#000000" style:font-name="Arial" fo:font-size="10pt" fo:font-weight="normal" fo:background-color="#fafafa" loext:char-shading-value="0" style:font-name-asian="Arial" style:font-size-asian="10pt" style:font-weight-asian="normal" style:font-name-complex="Arial" style:font-size-complex="10pt" style:font-weight-complex="normal"/>
    </style:style>
    <style:style style:name="T6" style:family="text">
      <style:text-properties fo:color="#000000" style:font-name="Arial" fo:font-size="10pt" style:font-name-asian="Arial" style:font-size-asian="10pt" style:font-name-complex="Arial" style:font-size-complex="10pt"/>
    </style:style>
    <style:style style:name="T7" style:family="text">
      <style:text-properties fo:color="#000000" style:font-name="Arial" fo:font-size="10pt" fo:background-color="#ffff00" loext:char-shading-value="0" style:font-name-asian="Arial" style:font-size-asian="10pt" style:font-name-complex="Arial" style:font-size-complex="10pt"/>
    </style:style>
    <style:style style:name="T8" style:family="text">
      <style:text-properties fo:color="#000000" style:font-name="Arial" fo:font-size="10pt" fo:font-style="italic" fo:font-weight="normal" style:font-name-asian="Arial" style:font-size-asian="10pt" style:font-style-asian="italic" style:font-weight-asian="normal" style:font-name-complex="Arial" style:font-size-complex="10pt" style:font-style-complex="italic" style:font-weight-complex="normal"/>
    </style:style>
    <style:style style:name="T9" style:family="text">
      <style:text-properties fo:color="#000000" style:font-name="Arial" fo:font-size="8pt" fo:font-weight="normal" fo:background-color="#fafafa" loext:char-shading-value="0" style:font-name-asian="Arial" style:font-size-asian="8pt" style:font-weight-asian="normal" style:font-name-complex="Arial" style:font-size-complex="8pt" style:font-weight-complex="normal"/>
    </style:style>
    <style:style style:name="T10" style:family="text">
      <style:text-properties fo:color="#000000" style:text-position="super 58%" style:font-name="Arial" fo:font-size="8pt" fo:font-weight="normal" fo:background-color="#fafafa" loext:char-shading-value="0" style:font-name-asian="Arial" style:font-size-asian="8pt" style:font-weight-asian="normal" style:font-name-complex="Arial" style:font-size-complex="8pt" style:font-weight-complex="normal"/>
    </style:style>
    <style:style style:name="T11" style:family="text">
      <style:text-properties fo:color="#000000" style:text-line-through-style="none" style:text-line-through-typ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12" style:family="text">
      <style:text-properties fo:color="#000000" style:text-line-through-style="none" style:text-line-through-type="none" style:font-name="Arial" fo:font-size="8pt"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13" style:family="text">
      <style:text-properties style:font-name="Arial" fo:font-size="10pt" style:font-name-asian="Arial" style:font-size-asian="10pt" style:font-name-complex="Arial" style:font-size-complex="10pt"/>
    </style:style>
    <style:style style:name="T14" style:family="text">
      <style:text-properties style:font-name="Arial" fo:font-size="10pt" fo:font-weight="normal" style:font-name-asian="Arial" style:font-size-asian="10pt" style:font-weight-asian="normal" style:font-name-complex="Arial" style:font-size-complex="10pt" style:font-weight-complex="normal"/>
    </style:style>
    <style:style style:name="T15" style:family="text">
      <style:text-properties style:font-name="Arial" fo:font-size="10pt" fo:background-color="#ffff00" loext:char-shading-value="0" style:font-name-asian="Arial" style:font-size-asian="10pt" style:font-name-complex="Arial" style:font-size-complex="10pt"/>
    </style:style>
    <style:style style:name="T16" style:family="text">
      <style:text-properties style:font-name="Arial" fo:font-size="10pt" fo:background-color="#fafafa" loext:char-shading-value="0" style:font-name-asian="Arial" style:font-size-asian="10pt" style:font-name-complex="Arial" style:font-size-complex="10pt"/>
    </style:style>
    <style:style style:name="T17" style:family="text">
      <style:text-properties style:font-name="Calibri" fo:font-size="8pt" fo:font-weight="normal" style:font-name-asian="Calibri" style:font-size-asian="8pt" style:font-weight-asian="normal" style:font-name-complex="Calibri" style:font-size-complex="8pt" style:font-weight-complex="normal"/>
    </style:style>
    <style:style style:name="T18" style:family="text">
      <style:text-properties fo:color="#ff0000" style:font-name="Arial" fo:font-size="10pt" style:font-name-asian="Arial" style:font-size-asian="10pt" style:font-name-complex="Arial" style:font-size-complex="10pt"/>
    </style:style>
    <style:style style:name="T19"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096544138688976002" text:style-name="LS1">
        <text:list-item>
          <text:p text:style-name="P41"><text:span text:style-name="T3">Un protocolo de red es:</text:span></text:p>
        </text:list-item>
      </text:list>
      <text:p text:style-name="P9"><text:span text:style-name="T13">☐<text:tab/></text:span><text:span text:style-name="T6">Definición del formato de los mensajes intercambiados entre las entidades de la red.</text:span></text:p>
      <text:p text:style-name="P9"><text:span text:style-name="T13">☐ <text:s/><text:tab/></text:span><text:span text:style-name="T6">Definición de las acciones a tomar ante la recepción de un mensaje.</text:span></text:p>
      <text:p text:style-name="P9"><text:span text:style-name="T13">☐ <text:tab/></text:span><text:span text:style-name="T7">Definición del formato y orden de los mensajes enviados y recibidos entre las entidades de la red, y las acciones a tomar ante su transmisión o recepción.</text:span></text:p>
      <text:p text:style-name="P9"><text:span text:style-name="T13">☐ <text:tab/></text:span><text:span text:style-name="T6">Definición del formato y orden de los mensajes enviados y recibidos entre las entidades de la red, y las acciones a tomar ante su recepción y el transcurso de un intervalo de tiempo.</text:span></text:p>
      <text:p text:style-name="P11"/>
      <text:list xml:id="list93415484228812" text:continue-numbering="true" text:style-name="LS1">
        <text:list-item>
          <text:p text:style-name="P39"><text:span text:style-name="T14">Para cada una de las opciones, indique a qué tipo de red conmutada corresponde:</text:span></text:p>
          <text:list>
            <text:list-item>
              <text:p text:style-name="P39"><text:span text:style-name="T14">Multiplexado estadístico <text:s/><text:tab/><text:tab/><text:tab/><text:tab/>☐ </text:span><text:span text:style-name="T4">paquetes</text:span><text:span text:style-name="T14"> <text:tab/>☐ circuitos</text:span></text:p>
            </text:list-item>
            <text:list-item>
              <text:p text:style-name="P39"><text:span text:style-name="T14">Multiplexado por división de tiempo <text:tab/><text:tab/><text:tab/>☐ paquetes <text:tab/>☐ </text:span><text:span text:style-name="T4">circuitos</text:span></text:p>
            </text:list-item>
            <text:list-item>
              <text:p text:style-name="P39"><text:span text:style-name="T14">Encolamiento <text:tab/><text:tab/><text:tab/><text:tab/><text:tab/><text:tab/>☐ </text:span><text:span text:style-name="T4">paquetes</text:span><text:span text:style-name="T14"> <text:tab/>☐ circuitos</text:span></text:p>
            </text:list-item>
            <text:list-item>
              <text:p text:style-name="P39"><text:span text:style-name="T14">Multiplexado por frecuencia <text:tab/><text:tab/><text:tab/><text:tab/>☐ paquetes <text:tab/>☐ </text:span><text:span text:style-name="T4">circuitos</text:span></text:p>
            </text:list-item>
          </text:list>
        </text:list-item>
      </text:list>
      <text:p text:style-name="P15"/>
      <text:list xml:id="list93415147751840" text:continue-numbering="true" text:style-name="LS1">
        <text:list-item>
          <text:p text:style-name="P39"><text:span text:style-name="T3">Considere dos hosts, A y B, conectados por un enlace de fibra óptica que tiene una tasa de transferencia de 10 Mbps y cuya longitud es de 300 km</text:span><text:note text:id="ftn1" text:note-class="footnote"><text:note-citation>1</text:note-citation><text:note-body><text:p text:style-name="P7"><text:span text:style-name="T17"><text:s/>L</text:span><text:span text:style-name="T9">a velocidad de la luz, es de 3 x 10</text:span><text:span text:style-name="T10">8</text:span><text:span text:style-name="T9"> m/s</text:span></text:p></text:note-body></text:note><text:span text:style-name="T3">. El host A envía un paquete de 1 KB al host B. Suponga que el emisor empieza a enviar el paquete en tiempo igual a 0.</text:span></text:p>
          <text:list>
            <text:list-item>
              <text:p text:style-name="P39"><text:span text:style-name="T3">El tiempo de transferencia, expresado en milisegundos, es: _______</text:span><text:span text:style-name="T4">1.8_________</text:span></text:p>
            </text:list-item>
            <text:list-item>
              <text:p text:style-name="P39"><text:span text:style-name="T3">En tiempo t = tiempo de transmisión, el </text:span><text:span text:style-name="T8">primer</text:span><text:span text:style-name="T3"> bit del paquete</text:span><text:span text:style-name="T5">:</text:span></text:p>
            </text:list-item>
          </text:list>
        </text:list-item>
      </text:list>
      <text:p text:style-name="P16"><text:span text:style-name="T14">☐<text:tab/>Está esperando ser transmitido por la interfaz del host A.</text:span></text:p>
      <text:p text:style-name="P16"><text:span text:style-name="T14">☐<text:tab/></text:span><text:span text:style-name="T4">Está en tránsito al host B</text:span><text:span text:style-name="T5">.</text:span></text:p>
      <text:p text:style-name="P16"><text:span text:style-name="T14">☐<text:tab/></text:span><text:span text:style-name="T3">Arribó al host B.</text:span></text:p>
      <text:list xml:id="list93416138748418" text:continue-numbering="true" text:style-name="LS1">
        <text:list-item>
          <text:list>
            <text:list-item>
              <text:p text:style-name="P39"><text:span text:style-name="T3">En tiempo t = 0.7 ms, el </text:span><text:span text:style-name="T8">último</text:span><text:span text:style-name="T3"> bit del paquete:</text:span></text:p>
            </text:list-item>
          </text:list>
        </text:list-item>
      </text:list>
      <text:p text:style-name="P17"><text:span text:style-name="T13">☐<text:tab/></text:span><text:span text:style-name="T7">Está esperando ser transmitido por la interfaz del host A</text:span><text:span text:style-name="T13">.</text:span></text:p>
      <text:p text:style-name="P17"><text:span text:style-name="T13">☐<text:tab/></text:span><text:span text:style-name="T6">Está en tránsito al host B.</text:span></text:p>
      <text:p text:style-name="P17"><text:span text:style-name="T13">☐<text:tab/></text:span><text:span text:style-name="T6">Arribó al host B.</text:span></text:p>
      <text:p text:style-name="P12"/>
      <text:list xml:id="list93416006586837" text:continue-numbering="true" text:style-name="LS1">
        <text:list-item>
          <text:p text:style-name="P39"><text:span text:style-name="T14">La aplicación WhatsApp:</text:span></text:p>
        </text:list-item>
      </text:list>
      <text:p text:style-name="P20"><text:span text:style-name="T14">☐<text:tab/></text:span><text:span text:style-name="T3">es sensible a la temporización.</text:span></text:p>
      <text:p text:style-name="P20"><text:span text:style-name="T14">☐<text:tab/></text:span><text:span text:style-name="T3">tolera pérdida de datos.</text:span></text:p>
      <text:p text:style-name="P20"><text:span text:style-name="T14">☐<text:tab/></text:span><text:span text:style-name="T4">utiliza transporte confiable</text:span><text:span text:style-name="T3">.</text:span></text:p>
      <text:p text:style-name="P20"><text:span text:style-name="T14">☐<text:tab/></text:span><text:span text:style-name="T3">hace tráfico de ancho de banda fijo.</text:span></text:p>
      <text:p text:style-name="P21"/>
      <text:list xml:id="list93415331580740" text:continue-numbering="true" text:style-name="LS1">
        <text:list-item>
          <text:p text:style-name="P39"><text:span text:style-name="T14">El protocolo SNMP define mensajes para:</text:span></text:p>
        </text:list-item>
      </text:list>
      <text:p text:style-name="P25"><text:span text:style-name="T14">☐<text:tab/></text:span><text:span text:style-name="T3">consultar valores de variables de objetos administrados.</text:span><text:span text:style-name="T4"> </text:span></text:p>
      <text:p text:style-name="P25"><text:span text:style-name="T14">☐<text:tab/></text:span><text:span text:style-name="T4">fijar y consultar valores de variables de objetos administrados, y establecer traps o llamadas automáticas ante determinados sucesos</text:span><text:span text:style-name="T3">.</text:span></text:p>
      <text:p text:style-name="P25"><text:span text:style-name="T14">☐<text:tab/></text:span><text:span text:style-name="T3">establecer traps o llamadas automáticas ante determinados sucesos.</text:span></text:p>
      <text:p text:style-name="P25"><text:span text:style-name="T14">☐<text:tab/></text:span><text:span text:style-name="T3">fijar valores de variables de objetos administrados.</text:span></text:p>
      <text:p text:style-name="P22"/>
      <text:list xml:id="list93414997892091" text:continue-numbering="true" text:style-name="LS1">
        <text:list-item>
          <text:p text:style-name="P39"><text:span text:style-name="T14">Usted está usando una computadora de la Universidad y usando un navegador web quiere conectarse a www.google.com. La dirección IP a donde debe conectarse es </text:span><text:span text:style-name="T13">proporcionada</text:span><text:span text:style-name="T14"> a la aplicación por: </text:span></text:p>
        </text:list-item>
      </text:list>
      <text:p text:style-name="P14"><text:span text:style-name="T13">☐<text:tab/></text:span><text:span text:style-name="T7"> El servidor DNS </text:span><text:span text:style-name="T15">local </text:span><text:span text:style-name="T7">de la Universidad</text:span><text:span text:style-name="T13">.</text:span></text:p>
      <text:p text:style-name="P14"><text:soft-page-break/><text:span text:style-name="T13">☐<text:tab/> El servidor DNS del dominio google.com.</text:span></text:p>
      <text:p text:style-name="P14"><text:span text:style-name="T13">☐<text:tab/> El servidor DNS del dominio .com. </text:span></text:p>
      <text:p text:style-name="P14"><text:span text:style-name="T13">☐<text:tab/> Un servidor DNS raíz de los que cubren todas las posibles direcciones.</text:span></text:p>
      <text:p text:style-name="P26"/>
      <text:list xml:id="list93416036667486" text:continue-numbering="true" text:style-name="LS1">
        <text:list-item>
          <text:p text:style-name="P39"><text:span text:style-name="T3">En la</text:span><text:span text:style-name="T5"> </text:span><text:span text:style-name="T3">computadora de un desarrollador web se encuentra en ejecución un servidor web multithreaded, uno de cuyos threads está escuchando en el puerto 80 (http) y </text:span><text:span text:style-name="T13">otro en el </text:span><text:span text:style-name="T3">443 (https). Al momento de realizar pruebas, el desarrollador utiliza dos navegadores distintos corriendo en el mismo equipo, para conectarse simultáneamente por http y https. La cantidad de puertos, ocupa</text:span><text:span text:style-name="T13">dos por todas las </text:span><text:span text:style-name="T3">apli</text:span><text:span text:style-name="T13">caciones mencionadas, durante estas pruebas </text:span><office:annotation><dc:date>0000-00-00T00:00:00</dc:date><text:p text:style-name="P44"><text:span text:style-name="T19">Acá el ambas puede llevar a que piensen solo en las aplicaciones correspondientes a los navegadores. ¿Se solucionará con la expresión "todas las aplicaciones"?</text:span></text:p></office:annotation><office:annotation><dc:date>0000-00-00T00:00:00</dc:date><text:p text:style-name="P44"><text:span text:style-name="T19">"Todas las aplicaciones mencionadas"?</text:span></text:p></office:annotation><office:annotation><dc:date>0000-00-00T00:00:00</dc:date><text:p text:style-name="P44"><text:span text:style-name="T19">Ahí me parece que queda mas claro</text:span></text:p></office:annotation><text:span text:style-name="T3">es:</text:span></text:p>
        </text:list-item>
      </text:list>
      <text:p text:style-name="P28"><text:span text:style-name="T13">☐ 1 <text:tab/>☐ 2<text:tab/>☐ 3<text:tab/>☐ </text:span><text:span text:style-name="T7">4</text:span></text:p>
      <text:p text:style-name="P29"/>
      <text:list xml:id="list93415929402321" text:continue-numbering="true" text:style-name="LS1">
        <text:list-item>
          <text:p text:style-name="P39"><text:span text:style-name="T3">Se establece una conexión TCP entre dos hosts, A y B, para transferir mediante FTP un fichero de 10 MB de A hacia B. Una vez establecida la conexión</text:span><text:span text:style-name="T13"> </text:span><text:span text:style-name="T3">se produce un problema en la red que provoca que lleguen duplicados todos los paquetes enviados desde A hacia B (pero no en sentido contrario). En la transmisión no hay ningún paquete perdido ni defectuoso. El resultado será que:</text:span></text:p>
        </text:list-item>
      </text:list>
      <text:p text:style-name="P30"><text:span text:style-name="T13">☐ La conexión abortará y el fichero no será transferido</text:span></text:p>
      <text:p text:style-name="P30"><text:span text:style-name="T13">☐ </text:span><text:span text:style-name="T7">La conexión funcionará y se obtendrá un fichero de 10 MB, idéntico al original.</text:span></text:p>
      <text:p text:style-name="P30"><text:span text:style-name="T13">☐ La conexión funcionará y se obtendrán dos ficheros de 10 MB, cada uno idéntico al original</text:span></text:p>
      <text:p text:style-name="P30"><text:span text:style-name="T13">☐ La conexión funcionará y se obtendrá un fichero de 20 MB, con los datos duplicados.<text:tab/><text:tab/></text:span></text:p>
      <text:p text:style-name="P24"/>
      <text:list xml:id="list93416626245028" text:continue-numbering="true" text:style-name="LS1">
        <text:list-item>
          <text:p text:style-name="P39"><text:span text:style-name="T13">Suponga que se envían varios datagramas UDP a un mismo puerto y una misma IP de destino, pero al arribar al destino llegan en un orden distinto al de salida</text:span><text:span text:style-name="T16">:</text:span></text:p>
        </text:list-item>
      </text:list>
      <text:p text:style-name="P19"><text:span text:style-name="T13">☐ <text:tab/>En el receptor, la capa de aplicación ordena los datagramas en el orden correcto.</text:span></text:p>
      <text:p text:style-name="P18"><text:span text:style-name="T13">☐ <text:tab/>En el receptor, la capa de transporte reordena los datagramas y los entrega en el orden correcto al proceso de la capa de aplicación que está escuchando en ese puerto. </text:span></text:p>
      <text:p text:style-name="P18"><text:span text:style-name="T13">☐<text:tab/></text:span><text:span text:style-name="T15">En el receptor, la capa de transporte entrega desordenados los datagramas al proceso que está escuchando en ese puerto.</text:span><text:span text:style-name="T13"> </text:span></text:p>
      <text:p text:style-name="P18"><text:span text:style-name="T13">☐<text:tab/>Esto no puede ocurrir ya que en UDP siempre se respeta el orden de los datagramas. </text:span></text:p>
      <text:p text:style-name="P13"/>
      <text:list xml:id="list93415585112712" text:continue-numbering="true" text:style-name="LS1">
        <text:list-item>
          <text:p text:style-name="P39"><text:span text:style-name="T3">La ventaja que tiene TCP sobre UDP es que:</text:span></text:p>
        </text:list-item>
      </text:list>
      <text:p text:style-name="P32"><text:span text:style-name="T13">☐<text:tab/>Permite la multiplexación, es decir la comunicación simultánea de múltiples procesos del nivel de aplicación utilizando un único proceso del nivel de transporte.</text:span></text:p>
      <text:p text:style-name="P31"><text:span text:style-name="T13">☐ </text:span><text:span text:style-name="T7">Garantiza la recepción correcta de los datos, aun en el caso de que se pierdan paquetes</text:span><text:span text:style-name="T13">.</text:span></text:p>
      <text:p text:style-name="P31"><text:span text:style-name="T13">☐ Es más ligero, y por tanto más eficiente. </text:span></text:p>
      <text:p text:style-name="P31"><text:span text:style-name="T13">☐ Utiliza una cabecera más pequeña, lo cual reduce el overhead.</text:span></text:p>
      <text:p text:style-name="P22"/>
      <text:list xml:id="list93415002298288" text:continue-numbering="true" text:style-name="LS1">
        <text:list-item>
          <text:p text:style-name="P39"><text:span text:style-name="T6">En una conexión TCP, durante el acuerdo de tres vías, se acuerda que el cliente va a comenzar con un número de secuencia 100, mientras que el servidor comenzará con un número de secuencia 200. Cuando el cliente cierre el acuerdo, enviará un segmento:</text:span></text:p>
        </text:list-item>
      </text:list>
      <text:p text:style-name="P10"><text:span text:style-name="T13">☐ <text:s/><text:tab/></text:span><text:span text:style-name="T6">con flags SYN y ACK activados, número de secuencia 101 y número de ACK 101.</text:span></text:p>
      <text:p text:style-name="P9"><text:span text:style-name="T13">☐<text:tab/></text:span><text:span text:style-name="T7">con el flag SYN desactivado y el ACK activado, número de secuencia 101 y número de ACK 201</text:span><text:span text:style-name="T6">.</text:span></text:p>
      <text:p text:style-name="P9"><text:span text:style-name="T13">☐<text:tab/></text:span><text:span text:style-name="T6">con el flag SYN desactivado y el ACK activado, número de secuencia 201 y número de ACK 101.</text:span></text:p>
      <text:p text:style-name="P6"/>
      <text:list xml:id="list93415500201958" text:continue-numbering="true" text:style-name="LS1">
        <text:list-item>
          <text:p text:style-name="P39"><text:span text:style-name="T3">Un segmento con número de ACK 15000 recibido por un emisor TCP implica que el receptor está reconociendo haber recibido correctamente</text:span></text:p>
        </text:list-item>
      </text:list>
      <text:p text:style-name="P20"><text:soft-page-break/><text:span text:style-name="T14">☐ </text:span><text:span text:style-name="T3">el segmento que comienza en el byte 15000</text:span></text:p>
      <text:p text:style-name="P20"><text:span text:style-name="T14">☐ </text:span><text:span text:style-name="T3">el segmento anterior al byte 15000 pero no necesariamente otros anteriores</text:span></text:p>
      <text:p text:style-name="P20"><text:span text:style-name="T14">☐ </text:span><text:span text:style-name="T3">el segmento que comienza en el byte (15000 - número de secuencia inicial)</text:span></text:p>
      <text:p text:style-name="P20"><text:span text:style-name="T14">☐ </text:span><text:span text:style-name="T4">todos los segmentos emitidos hasta el que contiene el byte 14999</text:span></text:p>
      <text:p text:style-name="P33"/>
      <text:list xml:id="list93416018425885" text:continue-numbering="true" text:style-name="LS1">
        <text:list-item>
          <text:p text:style-name="P39"><text:span text:style-name="T3">Un emisor que utiliza un protocolo de ventana deslizante, con ventana de tamaño 10, transmite paquetes de 256 bytes. Suponga que el emisor envía la cantidad máxima de paquetes y que los paquetes llegan en orden. El receptor envía el ACK de cada uno de los paquetes los cuales llegan al emisor con excepción del ACK del primer paquete. En esa situación, si se utiliza Go-Back</text:span><text:span text:style-name="T13">-</text:span><text:span text:style-name="T3">N:</text:span></text:p>
        </text:list-item>
      </text:list>
      <text:p text:style-name="P20"><text:span text:style-name="T14">☐ El emisor vuelve a enviar s</text:span><text:span text:style-name="T13">ó</text:span><text:span text:style-name="T14">lo el primer paquete </text:span><text:span text:style-name="T18"><text:s/></text:span></text:p>
      <text:p text:style-name="P20"><text:span text:style-name="T14">☐ El emisor vuelve a enviar la totalidad de los paquetes</text:span></text:p>
      <text:p text:style-name="P20"><text:span text:style-name="T14">☐ </text:span><text:span text:style-name="T4">El emisor no repite la transmisión de ninguno de los paquetes y adelanta la ventana para enviar los siguientes 10 paquetes</text:span><text:span text:style-name="T14">.</text:span></text:p>
      <text:p text:style-name="P23"/>
      <text:list xml:id="list93414743072067" text:continue-numbering="true" text:style-name="LS1">
        <text:list-item>
          <text:p text:style-name="P39"><text:span text:style-name="T3">Un canal satelital de comunicación se caracteriza por una velocidad de transmisión de 100 </text:span><text:span text:style-name="T13">k</text:span><text:span text:style-name="T3">bps y un tiempo de propagación de 290 ms. Para transmitir en ese canal se utilizan paquetes de 500 bytes.</text:span></text:p>
        </text:list-item>
      </text:list>
      <text:list xml:id="list503204808595200966" text:style-name="LS2">
        <text:list-item>
          <text:p text:style-name="P40"><text:span text:style-name="T3">Si se utiliza el protocolo de Parada y Espera:</text:span></text:p>
        </text:list-item>
      </text:list>
      <text:p text:style-name="P34"><text:span text:style-name="T14">☐ El canal se aprovecha totalmente.<text:tab/></text:span></text:p>
      <text:p text:style-name="P34"><text:span text:style-name="T14">☐ La utilización del canal se reduce a un 6% aproximadamente.</text:span></text:p>
      <text:p text:style-name="P34"><text:span text:style-name="T14">☐ La utilización del canal se reduce solo en un 20%.</text:span></text:p>
      <text:list xml:id="list93415940788847" text:continue-numbering="true" text:style-name="LS2">
        <text:list-item>
          <text:p text:style-name="P40"><text:span text:style-name="T3">El tamaño de la ventana de transmisión de un protocolo pipeline que permite <text:s/>maximizar la utilización del canal es:</text:span></text:p>
        </text:list-item>
      </text:list>
      <text:p text:style-name="P42">☐ 16<text:tab/>☐ 10<text:tab/>☐ 5 <text:tab/>☐<text:tab/>3</text:p>
      <text:p text:style-name="P23"/>
      <text:list xml:id="list93415920078960" text:continue-list="list93414743072067" text:style-name="LS1">
        <text:list-item>
          <text:p text:style-name="P39"><text:span text:style-name="T3">Analice las siguientes frases:</text:span></text:p>
          <text:list>
            <text:list-item>
              <text:p text:style-name="P39"><text:span text:style-name="T3">Un campo de la cabecera de un segmento TCP se utiliza para establecer el control de congestión en el mecanismo conocido como “arranque lento” (slow-start) y “evitación de la congestión” (congesti</text:span><text:span text:style-name="T13">o</text:span><text:span text:style-name="T3">n avoidance).</text:span></text:p>
            </text:list-item>
            <text:list-item>
              <text:p text:style-name="P39"><text:span text:style-name="T3">"La congestión de la red es producida cuando demasiados nodos transmiten datos a una tasa elevada y los routers de la red no pueden encaminar tan rápido".</text:span></text:p>
            </text:list-item>
          </text:list>
        </text:list-item>
      </text:list>
      <text:p text:style-name="P3"/>
      <text:p text:style-name="P3"/>
      <table:table table:name="Table1" table:style-name="Table1">
        <table:table-column table:style-name="Table1.A"/>
        <table:table-column table:style-name="Table1.B"/>
        <table:table-column table:style-name="Table1.C"/>
        <table:table-column table:style-name="Table1.D" table:number-columns-repeated="13"/>
        <table:table-row>
          <table:table-cell table:style-name="Table1.A1" office:value-type="string">
            <text:p text:style-name="P27"><office:annotation><dc:date>0000-00-00T00:00:00</dc:date><text:p text:style-name="P44"><text:span text:style-name="T19">Te parece este puntaje para los ejercicios?</text:span></text:p></office:annotation><text:span text:style-name="T11">ejer</text:span></text:p>
          </table:table-cell>
          <table:table-cell table:style-name="Table1.A1" office:value-type="string">
            <text:p text:style-name="P43">1</text:p>
          </table:table-cell>
          <table:table-cell table:style-name="Table1.A1" office:value-type="string">
            <text:p text:style-name="P43">2</text:p>
          </table:table-cell>
          <table:table-cell table:style-name="Table1.A1" office:value-type="string">
            <text:p text:style-name="P43">3</text:p>
          </table:table-cell>
          <table:table-cell table:style-name="Table1.A1" office:value-type="string">
            <text:p text:style-name="P43">4</text:p>
          </table:table-cell>
          <table:table-cell table:style-name="Table1.A1" office:value-type="string">
            <text:p text:style-name="P43">5</text:p>
          </table:table-cell>
          <table:table-cell table:style-name="Table1.A1" office:value-type="string">
            <text:p text:style-name="P43">6</text:p>
          </table:table-cell>
          <table:table-cell table:style-name="Table1.A1" office:value-type="string">
            <text:p text:style-name="P43">7</text:p>
          </table:table-cell>
          <table:table-cell table:style-name="Table1.A1" office:value-type="string">
            <text:p text:style-name="P43">8</text:p>
          </table:table-cell>
          <table:table-cell table:style-name="Table1.A1" office:value-type="string">
            <text:p text:style-name="P43">9</text:p>
          </table:table-cell>
          <table:table-cell table:style-name="Table1.A1" office:value-type="string">
            <text:p text:style-name="P43">10</text:p>
          </table:table-cell>
          <table:table-cell table:style-name="Table1.A1" office:value-type="string">
            <text:p text:style-name="P43">11</text:p>
          </table:table-cell>
          <table:table-cell table:style-name="Table1.A1" office:value-type="string">
            <text:p text:style-name="P43">12</text:p>
          </table:table-cell>
          <table:table-cell table:style-name="Table1.A1" office:value-type="string">
            <text:p text:style-name="P43">13</text:p>
          </table:table-cell>
          <table:table-cell table:style-name="Table1.A1" office:value-type="string">
            <text:p text:style-name="P43">14</text:p>
          </table:table-cell>
          <table:table-cell table:style-name="Table1.A1" office:value-type="string">
            <text:p text:style-name="P43">15</text:p>
          </table:table-cell>
        </table:table-row>
        <table:table-row>
          <table:table-cell table:style-name="Table1.A1" office:value-type="string">
            <text:p text:style-name="P27"><text:span text:style-name="T11">Punt.</text:span></text:p>
          </table:table-cell>
          <table:table-cell table:style-name="Table1.A1" office:value-type="string">
            <text:p text:style-name="P43">4</text:p>
          </table:table-cell>
          <table:table-cell table:style-name="Table1.A1" office:value-type="string">
            <text:p text:style-name="P43">8</text:p>
          </table:table-cell>
          <table:table-cell table:style-name="Table1.A1" office:value-type="string">
            <text:p text:style-name="P43">9</text:p>
          </table:table-cell>
          <table:table-cell table:style-name="Table1.A1" office:value-type="string">
            <text:p text:style-name="P43">7</text:p>
          </table:table-cell>
          <table:table-cell table:style-name="Table1.A1" office:value-type="string">
            <text:p text:style-name="P43">7</text:p>
          </table:table-cell>
          <table:table-cell table:style-name="Table1.A1" office:value-type="string">
            <text:p text:style-name="P43">7</text:p>
          </table:table-cell>
          <table:table-cell table:style-name="Table1.A1" office:value-type="string">
            <text:p text:style-name="P43">7</text:p>
          </table:table-cell>
          <table:table-cell table:style-name="Table1.A1" office:value-type="string">
            <text:p text:style-name="P43">7</text:p>
          </table:table-cell>
          <table:table-cell table:style-name="Table1.A1" office:value-type="string">
            <text:p text:style-name="P43">6</text:p>
          </table:table-cell>
          <table:table-cell table:style-name="Table1.A1" office:value-type="string">
            <text:p text:style-name="P43">6</text:p>
          </table:table-cell>
          <table:table-cell table:style-name="Table1.A1" office:value-type="string">
            <text:p text:style-name="P43">5</text:p>
          </table:table-cell>
          <table:table-cell table:style-name="Table1.A1" office:value-type="string">
            <text:p text:style-name="P43">5</text:p>
          </table:table-cell>
          <table:table-cell table:style-name="Table1.A1" office:value-type="string">
            <text:p text:style-name="P43">6</text:p>
          </table:table-cell>
          <table:table-cell table:style-name="Table1.A1" office:value-type="string">
            <text:p text:style-name="P43">6</text:p>
          </table:table-cell>
          <table:table-cell table:style-name="Table1.A1" office:value-type="string">
            <text:p text:style-name="P43">10</text:p>
          </table:table-cell>
        </table:table-row>
        <table:table-row>
          <table:table-cell table:style-name="Table1.A1" office:value-type="string">
            <text:p text:style-name="P27"><text:span text:style-name="T12">Nuevo P</text:span></text:p>
          </table:table-cell>
          <table:table-cell table:style-name="Table1.B3" office:value-type="string">
            <text:p text:style-name="P43">4</text:p>
          </table:table-cell>
          <table:table-cell table:style-name="Table1.B3" office:value-type="string">
            <text:p text:style-name="P43">4</text:p>
          </table:table-cell>
          <table:table-cell table:style-name="Table1.B3" office:value-type="string">
            <text:p text:style-name="P43">12</text:p>
          </table:table-cell>
          <table:table-cell table:style-name="Table1.B3" office:value-type="string">
            <text:p text:style-name="P43">7</text:p>
          </table:table-cell>
          <table:table-cell table:style-name="Table1.B3" office:value-type="string">
            <text:p text:style-name="P43">7</text:p>
          </table:table-cell>
          <table:table-cell table:style-name="Table1.B3" office:value-type="string">
            <text:p text:style-name="P43">7</text:p>
          </table:table-cell>
          <table:table-cell table:style-name="Table1.B3" office:value-type="string">
            <text:p text:style-name="P43">7</text:p>
          </table:table-cell>
          <table:table-cell table:style-name="Table1.B3" office:value-type="string">
            <text:p text:style-name="P43">7</text:p>
          </table:table-cell>
          <table:table-cell table:style-name="Table1.B3" office:value-type="string">
            <text:p text:style-name="P43">7</text:p>
          </table:table-cell>
          <table:table-cell table:style-name="Table1.B3" office:value-type="string">
            <text:p text:style-name="P43">7</text:p>
          </table:table-cell>
          <table:table-cell table:style-name="Table1.B3" office:value-type="string">
            <text:p text:style-name="P43">6</text:p>
          </table:table-cell>
          <table:table-cell table:style-name="Table1.B3" office:value-type="string">
            <text:p text:style-name="P43">6</text:p>
          </table:table-cell>
          <table:table-cell table:style-name="Table1.B3" office:value-type="string">
            <text:p text:style-name="P43">7</text:p>
          </table:table-cell>
          <table:table-cell table:style-name="Table1.B3" office:value-type="string">
            <text:p text:style-name="P43">6</text:p>
          </table:table-cell>
          <table:table-cell table:style-name="Table1.B3" office:value-type="string">
            <text:p text:style-name="P43">6</text:p>
          </table:table-cell>
        </table:table-row>
      </table:table>
      <text:p text:style-name="P4"/>
      <text:p text:style-name="P3"/>
      <text:p text:style-name="P35"/>
      <text:p text:style-name="P36"/>
      <text:list xml:id="list93414837120335" text:continue-numbering="true" text:style-name="LS1">
        <text:list-item>
          <text:list>
            <text:list-item>
              <text:p text:style-name="P39"><office:annotation><dc:date>0000-00-00T00:00:00</dc:date><text:p text:style-name="P44"><text:span text:style-name="T19">La rta. esperada podría incluir que la frase habla de mecanismos de control de congestión sin asistencia de la red, y más específicamente de TCP</text:span></text:p></office:annotation><office:annotation><dc:date>0000-00-00T00:00:00</dc:date><text:p text:style-name="P44"><text:span text:style-name="T19">Cuando incorporé esta pregunta, pensaba descartar alguna de las 3. Me parece que en relación a esta frase van a escribir algo que ya hayan mencionado en las anteriores, principalmente por lo que mencionas de que la frase apunta a mecanismos de TCP. Vos que tenés mas experiencia, ¿qué te parece?</text:span></text:p></office:annotation><office:annotation><dc:date>0000-00-00T00:00:00</dc:date><text:p text:style-name="P44"><text:span text:style-name="T19">Yo dejaría las dos primeras. Por otro lado me pregunto si no son demasiados ejercicios...El 3 me parece demasiado laburo.</text:span></text:p><text:p text:style-name="P44"><text:span text:style-name="T19">Yo lo dejaría en unos 12/14 (así de paso nos quedan algunos hechos para el recu)</text:span></text:p></office:annotation><office:annotation><dc:date>0000-00-00T00:00:00</dc:date><text:p text:style-name="P44"><text:span text:style-name="T19">También habría que adjuntar un esquema de puntuación para que sepan (y sepamos) a qué atenerse</text:span></text:p></office:annotation><office:annotation><dc:date>0000-00-00T00:00:00</dc:date><text:p text:style-name="P44"><text:span text:style-name="T19">También tenía duda en cuanto a la extensión. Del 3 dejaría hasta la opción c). El 11 y el 15 lo sacaría, así como también la última frase del 17, te parece bien esa elección?</text:span></text:p></office:annotation><office:annotation><dc:date>0000-00-00T00:00:00</dc:date><text:p text:style-name="P44"><text:span text:style-name="T19">Dale dale</text:span></text:p></office:annotation><text:span text:style-name="T3">"Los mecanismos de control de congestión se activan ante determinados eventos, por ejemplo un timeout o la pérdida de tres acks (reconocimientos). Básicamente lo que hacen es disminuir el ancho de banda del emisor" </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Georgia" svg:font-family="Georgia"/>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847cm" fo:margin-bottom="0.212cm" loext:contextual-spacing="false" fo:line-height="100%" fo:keep-together="always" fo:break-before="auto" fo:break-after="auto" fo:keep-with-next="always"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left="0.63cm" fo:margin-right="0cm" fo:margin-top="0.353cm" fo:margin-bottom="0cm" loext:contextual-spacing="false" fo:line-height="100%" fo:keep-together="always" fo:text-indent="0cm" style:auto-text-indent="false" fo:break-before="auto" fo:break-after="auto" fo:keep-with-next="always" style:writing-mode="lr-tb"/>
      <style:text-properties fo:color="#4f81bd" style:font-name="Cambria" fo:font-family="Cambria" fo:font-size="13pt" fo:font-weight="bold" style:font-name-asian="Cambria" style:font-family-asian="Cambria" style:font-size-asian="13pt" style:font-weight-asian="bold" style:font-name-complex="Cambria" style:font-family-complex="Cambria" style:font-size-complex="13pt" style:font-weight-complex="bold"/>
    </style:style>
    <style:style style:name="Heading_20_3" style:display-name="Heading 3" style:family="paragraph" style:parent-style-name="Standard" style:class="text">
      <style:paragraph-properties fo:margin-top="0.494cm" fo:margin-bottom="0.141cm" loext:contextual-spacing="false" fo:line-height="100%"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loext:contextual-spacing="false" fo:line-height="100%"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loext:contextual-spacing="false" fo:line-height="100%"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loext:contextual-spacing="false" fo:line-height="100%"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line-height="100%"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line-height="100%"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note_20_text" style:display-name="Footnote text" style:family="paragraph" style:parent-style-name="Standard">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000000"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style:style style:name="List2Level0" style:family="text"/>
    <style:style style:name="List2Level1" style:family="text"/>
    <style:style style:name="List2Level2" style:family="text"/>
    <style:style style:name="List2Level3" style:family="text"/>
    <style:style style:name="List2Level4" style:family="text"/>
    <style:style style:name="List2Level5" style:family="text"/>
    <style:style style:name="List2Level6" style:family="text"/>
    <style:style style:name="List2Level7" style:family="text"/>
    <style:style style:name="List2Level8"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list-level-style-number>
      <text:list-level-style-number text:level="2" text:style-name="List1Level1" style:num-suffix="." style:num-format="a">
        <style:list-level-properties text:space-before="1.905cm"/>
      </text:list-level-style-number>
      <text:list-level-style-number text:level="3" text:style-name="List1Level2" style:num-suffix="." style:num-format="i">
        <style:list-level-properties text:min-label-width="3.034cm" fo:text-align="end"/>
      </text:list-level-style-number>
      <text:list-level-style-number text:level="4" text:style-name="List1Level3" style:num-suffix="." style:num-format="1">
        <style:list-level-properties text:space-before="4.445cm"/>
      </text:list-level-style-number>
      <text:list-level-style-number text:level="5" text:style-name="List1Level4" style:num-suffix="." style:num-format="a">
        <style:list-level-properties text:space-before="5.715cm"/>
      </text:list-level-style-number>
      <text:list-level-style-number text:level="6" text:style-name="List1Level5" style:num-suffix="." style:num-format="i">
        <style:list-level-properties text:min-label-width="6.844cm" fo:text-align="end"/>
      </text:list-level-style-number>
      <text:list-level-style-number text:level="7" text:style-name="List1Level6" style:num-suffix="." style:num-format="1">
        <style:list-level-properties text:space-before="8.255cm"/>
      </text:list-level-style-number>
      <text:list-level-style-number text:level="8" text:style-name="List1Level7" style:num-suffix="." style:num-format="a">
        <style:list-level-properties text:space-before="9.525cm"/>
      </text:list-level-style-number>
      <text:list-level-style-number text:level="9" text:style-name="List1Level8" style:num-suffix="." style:num-format="i">
        <style:list-level-properties text:min-label-width="10.654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a">
        <style:list-level-properties text:space-before="0.635cm" text:min-label-width="0.494cm"/>
      </text:list-level-style-number>
      <text:list-level-style-number text:level="2" text:style-name="List2Level1" style:num-suffix="." style:num-format="a">
        <style:list-level-properties text:space-before="1.905cm" text:min-label-width="0.494cm"/>
      </text:list-level-style-number>
      <text:list-level-style-number text:level="3" text:style-name="List2Level2" style:num-suffix="." style:num-format="i">
        <style:list-level-properties text:min-label-width="3.669cm" text:min-label-distance="0.176cm" fo:text-align="end"/>
      </text:list-level-style-number>
      <text:list-level-style-number text:level="4" text:style-name="List2Level3" style:num-suffix="." style:num-format="1">
        <style:list-level-properties text:space-before="4.445cm" text:min-label-width="0.494cm"/>
      </text:list-level-style-number>
      <text:list-level-style-number text:level="5" text:style-name="List2Level4" style:num-suffix="." style:num-format="a">
        <style:list-level-properties text:space-before="5.715cm" text:min-label-width="0.494cm"/>
      </text:list-level-style-number>
      <text:list-level-style-number text:level="6" text:style-name="List2Level5" style:num-suffix="." style:num-format="i">
        <style:list-level-properties text:min-label-width="7.479cm" text:min-label-distance="0.176cm" fo:text-align="end"/>
      </text:list-level-style-number>
      <text:list-level-style-number text:level="7" text:style-name="List2Level6" style:num-suffix="." style:num-format="1">
        <style:list-level-properties text:space-before="8.255cm" text:min-label-width="0.494cm"/>
      </text:list-level-style-number>
      <text:list-level-style-number text:level="8" text:style-name="List2Level7" style:num-suffix="." style:num-format="a">
        <style:list-level-properties text:space-before="9.525cm" text:min-label-width="0.494cm"/>
      </text:list-level-style-number>
      <text:list-level-style-number text:level="9" text:style-name="List2Level8" style:num-suffix="." style:num-format="i">
        <style:list-level-properties text:min-label-width="11.289cm" text:min-label-distance="0.176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1.251cm" fo:margin-bottom="0cm" loext:contextual-spacing="false" fo:line-height="100%" fo:text-align="center" style:justify-single-word="false" fo:text-indent="0cm" style:auto-text-indent="false" style:page-number="auto" fo:break-before="auto" fo:break-after="auto" style:writing-mode="lr-tb">
        <style:tab-stops>
          <style:tab-stop style:position="7.938cm" style:type="center"/>
          <style:tab-stop style:position="15.875cm" style:type="right"/>
        </style:tab-stops>
      </style:paragraph-properties>
    </style:style>
    <style:style style:name="MP2" style:family="paragraph" style:parent-style-name="Standard">
      <style:paragraph-properties fo:margin-left="0cm" fo:margin-right="0cm" fo:margin-top="0cm" fo:margin-bottom="0cm" loext:contextual-spacing="false" fo:line-height="100%" fo:text-align="center" style:justify-single-word="false" fo:text-indent="0cm" style:auto-text-indent="false" fo:break-before="auto" fo:break-after="auto" style:writing-mode="lr-tb">
        <style:tab-stops>
          <style:tab-stop style:position="7.938cm" style:type="center"/>
        </style:tab-stops>
      </style:paragraph-properties>
    </style:style>
    <style:style style:name="MP3" style:family="paragraph" style:parent-style-name="Standard">
      <style:paragraph-properties fo:margin-left="0cm" fo:margin-right="0cm" fo:margin-top="0cm" fo:margin-bottom="0cm" loext:contextual-spacing="false" fo:line-height="100%" fo:text-indent="0cm" style:auto-text-indent="false" fo:break-before="auto" fo:break-after="auto" style:writing-mode="lr-tb">
        <style:tab-stops>
          <style:tab-stop style:position="7.5cm" style:type="center"/>
          <style:tab-stop style:position="15cm" style:type="right"/>
        </style:tab-stops>
      </style:paragraph-properties>
      <style:text-properties style:font-name="Tahoma" fo:font-size="8pt" fo:font-weight="bold" style:font-name-asian="Tahoma" style:font-size-asian="8pt" style:font-weight-asian="bold" style:font-name-complex="Tahoma" style:font-size-complex="8pt" style:font-weight-complex="bold"/>
    </style:style>
    <style:style style:name="MP4" style:family="paragraph" style:parent-style-name="Standard">
      <style:paragraph-properties fo:margin-left="0cm" fo:margin-right="0cm" fo:margin-top="0cm" fo:margin-bottom="0cm" loext:contextual-spacing="false" fo:line-height="150%" fo:text-indent="0cm" style:auto-text-indent="false" fo:break-before="auto" fo:break-after="auto" style:writing-mode="lr-tb">
        <style:tab-stops>
          <style:tab-stop style:position="15.753cm" style:type="right"/>
        </style:tab-stops>
      </style:paragraph-properties>
    </style:style>
    <style:style style:name="MP5" style:family="paragraph" style:parent-style-name="Standard">
      <style:paragraph-properties fo:margin-left="0cm" fo:margin-right="0cm" fo:margin-top="0cm" fo:margin-bottom="0.212cm" loext:contextual-spacing="false" fo:line-height="100%" fo:text-indent="0cm" style:auto-text-indent="false" fo:break-before="auto" fo:break-after="auto" style:writing-mode="lr-tb">
        <style:tab-stops>
          <style:tab-stop style:position="7.5cm" style:type="center"/>
          <style:tab-stop style:position="15cm" style:type="right"/>
        </style:tab-stops>
      </style:paragraph-properties>
    </style:style>
    <style:style style:name="MP6" style:family="paragraph" style:parent-style-name="Standard">
      <style:paragraph-properties fo:margin-left="0.63cm" fo:margin-right="0cm" fo:margin-top="0cm" fo:margin-bottom="0cm" loext:contextual-spacing="false" fo:line-height="100%" fo:text-indent="0cm" style:auto-text-indent="false" fo:break-before="auto" fo:break-after="auto" style:writing-mode="lr-tb">
        <style:tab-stops>
          <style:tab-stop style:position="6.87cm" style:type="center"/>
          <style:tab-stop style:position="14.37cm" style:type="right"/>
        </style:tab-stops>
      </style:paragraph-properties>
    </style:style>
    <style:style style:name="MT1" style:family="text">
      <style:text-properties style:font-name="Tahoma" fo:font-size="11pt" style:text-underline-style="solid" style:text-underline-width="auto" style:text-underline-color="font-color" fo:font-weight="bold" style:font-name-asian="Tahoma" style:font-size-asian="11pt" style:font-weight-asian="bold" style:font-name-complex="Tahoma" style:font-size-complex="11pt" style:font-weight-complex="bold"/>
    </style:style>
    <style:style style:name="MT2" style:family="text">
      <style:text-properties style:font-name="Tahoma" fo:font-size="11pt" fo:font-weight="bold" style:font-name-asian="Tahoma" style:font-size-asian="11pt" style:font-weight-asian="bold" style:font-name-complex="Tahoma" style:font-size-complex="11pt" style:font-weight-complex="bold"/>
    </style:style>
    <style:page-layout style:name="Mpm1">
      <style:page-layout-properties fo:page-width="21.001cm" fo:page-height="29.7cm" style:num-format="1" style:print-orientation="portrait" fo:margin-top="1.249cm" fo:margin-bottom="1.752cm" fo:margin-left="2cm" fo:margin-right="1.998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52cm" fo:margin-left="0cm" fo:margin-right="0cm" fo:margin-bottom="1.252cm" style:dynamic-spacing="true"/>
      </style:header-style>
      <style:footer-style/>
    </style:page-layout>
  </office:automatic-styles>
  <office:master-styles>
    <style:master-page style:name="Standard" style:page-layout-name="Mpm1">
      <style:header>
        <text:p text:style-name="MP1"><text:span text:style-name="MT1">REDES DE COMPUTADORAS I</text:span></text:p>
        <text:p text:style-name="MP2"><text:span text:style-name="MT1">1º PARCIAL (07/10/2015)</text:span></text:p>
        <text:p text:style-name="MP3"><text:tab/></text:p>
        <text:p text:style-name="MP4"><text:span text:style-name="MT2">APELLIDO Y NOMBRE: <text:tab/></text:span></text:p>
        <text:p text:style-name="MP5"><text:span text:style-name="MT2">LEGAJO: __________________</text:span></text:p>
        <text:p text:style-name="MP6"/>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37b43f919e4de5eeaca9b9755ed688758a8251fe</meta:generator>
    <dc:title/>
    <meta:initial-creator/>
    <dc:creator/>
    <meta:editing-cycles>1</meta:editing-cycles>
    <meta:document-statistic meta:table-count="1" meta:image-count="0" meta:object-count="0" meta:page-count="4" meta:paragraph-count="130" meta:word-count="1364" meta:character-count="7464" meta:non-whitespace-character-count="6202"/>
  </office:meta>
</office:document-meta>
</file>